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0.ds_combo0.idays60.odays1</text:p>
          </table:table-cell>
          <table:table-cell office:value-type="float" office:value="0.00687358854338527" calcext:value-type="float">
            <text:p>0.006873588543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0.ds_combo1.idays60.odays1</text:p>
          </table:table-cell>
          <table:table-cell office:value-type="float" office:value="0.002330922754481" calcext:value-type="float">
            <text:p>0.002330922754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0.ds_combo2.idays30.odays1</text:p>
          </table:table-cell>
          <table:table-cell office:value-type="float" office:value="0.0143149932846427" calcext:value-type="float">
            <text:p>0.014314993284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0.ds_combo3.idays30.odays1</text:p>
          </table:table-cell>
          <table:table-cell office:value-type="float" office:value="0.0299823675304651" calcext:value-type="float">
            <text:p>0.029982367530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1.ds_combo0.idays60.odays1</text:p>
          </table:table-cell>
          <table:table-cell office:value-type="float" office:value="0.007171040400863" calcext:value-type="float">
            <text:p>0.0071710404008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_I_exp32</text:p>
          </table:table-cell>
          <table:table-cell office:value-type="string" calcext:value-type="string">
            <text:p>2_I.v1.l1.ds1.l_combo1.ds_combo1.idays60.odays1</text:p>
          </table:table-cell>
          <table:table-cell office:value-type="float" office:value="0.000616053817793727" calcext:value-type="float">
            <text:p>0.000616053817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.ds_combo2.idays30.odays1</text:p>
          </table:table-cell>
          <table:table-cell office:value-type="float" office:value="0.0142732132226229" calcext:value-type="float">
            <text:p>0.014273213222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.ds_combo3.idays30.odays1</text:p>
          </table:table-cell>
          <table:table-cell office:value-type="float" office:value="0.0250259209424257" calcext:value-type="float">
            <text:p>0.025025920942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0.idays30.odays1</text:p>
          </table:table-cell>
          <table:table-cell office:value-type="float" office:value="0.00699203042313456" calcext:value-type="float">
            <text:p>0.006992030423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2.ds_combo1.idays30.odays1</text:p>
          </table:table-cell>
          <table:table-cell office:value-type="float" office:value="0.002973498543724" calcext:value-type="float">
            <text:p>0.0029734985437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2.idays60.odays1</text:p>
          </table:table-cell>
          <table:table-cell office:value-type="float" office:value="0.0108928922563791" calcext:value-type="float">
            <text:p>0.010892892256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2.ds_combo3.idays30.odays1</text:p>
          </table:table-cell>
          <table:table-cell office:value-type="float" office:value="0.0204700827598572" calcext:value-type="float">
            <text:p>0.020470082759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3.ds_combo0.idays60.odays1</text:p>
          </table:table-cell>
          <table:table-cell office:value-type="float" office:value="0.00669593550264835" calcext:value-type="float">
            <text:p>0.006695935502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3.ds_combo1.idays60.odays1</text:p>
          </table:table-cell>
          <table:table-cell office:value-type="float" office:value="0.00095101969782263" calcext:value-type="float">
            <text:p>0.000951019697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3.ds_combo2.idays60.odays1</text:p>
          </table:table-cell>
          <table:table-cell office:value-type="float" office:value="0.012495919130743" calcext:value-type="float">
            <text:p>0.0124959191307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3.ds_combo3.idays60.odays1</text:p>
          </table:table-cell>
          <table:table-cell office:value-type="float" office:value="0.0233147330582142" calcext:value-type="float">
            <text:p>0.023314733058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0.idays30.odays1</text:p>
          </table:table-cell>
          <table:table-cell office:value-type="float" office:value="0.00654007215052843" calcext:value-type="float">
            <text:p>0.006540072150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4.ds_combo1.idays60.odays1</text:p>
          </table:table-cell>
          <table:table-cell office:value-type="float" office:value="0.000751833315007" calcext:value-type="float">
            <text:p>0.000751833315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4.ds_combo2.idays60.odays1</text:p>
          </table:table-cell>
          <table:table-cell office:value-type="float" office:value="0.0114487446844578" calcext:value-type="float">
            <text:p>0.011448744684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3.idays30.odays1</text:p>
          </table:table-cell>
          <table:table-cell office:value-type="float" office:value="0.0332424268126488" calcext:value-type="float">
            <text:p>0.033242426812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5.ds_combo0.idays30.odays1</text:p>
          </table:table-cell>
          <table:table-cell office:value-type="float" office:value="0.00633631274104118" calcext:value-type="float">
            <text:p>0.006336312741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5.ds_combo1.idays30.odays1</text:p>
          </table:table-cell>
          <table:table-cell office:value-type="float" office:value="0.0017533878562972" calcext:value-type="float">
            <text:p>0.001753387856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5.ds_combo2.idays30.odays1</text:p>
          </table:table-cell>
          <table:table-cell office:value-type="float" office:value="0.0114497244358063" calcext:value-type="float">
            <text:p>0.011449724435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5.ds_combo3.idays30.odays1</text:p>
          </table:table-cell>
          <table:table-cell office:value-type="float" office:value="0.0524735525250435" calcext:value-type="float">
            <text:p>0.052473552525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6.ds_combo0.idays60.odays1</text:p>
          </table:table-cell>
          <table:table-cell office:value-type="float" office:value="0.005669741891325" calcext:value-type="float">
            <text:p>0.005669741891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6.ds_combo1.idays60.odays1</text:p>
          </table:table-cell>
          <table:table-cell office:value-type="float" office:value="0.001342858769931" calcext:value-type="float">
            <text:p>0.001342858769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0.idays30.odays1</text:p>
          </table:table-cell>
          <table:table-cell office:value-type="float" office:value="0.00650968682020903" calcext:value-type="float">
            <text:p>0.0065096868202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1.idays60.odays1</text:p>
          </table:table-cell>
          <table:table-cell office:value-type="float" office:value="0.000921470404136926" calcext:value-type="float">
            <text:p>0.000921470404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7.ds_combo2.idays30.odays1</text:p>
          </table:table-cell>
          <table:table-cell office:value-type="float" office:value="0.0110312439501286" calcext:value-type="float">
            <text:p>0.011031243950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I_exp32</text:p>
          </table:table-cell>
          <table:table-cell office:value-type="string" calcext:value-type="string">
            <text:p>2_I.v1.l1.ds1.l_combo7.ds_combo3.idays30.odays1</text:p>
          </table:table-cell>
          <table:table-cell office:value-type="float" office:value="0.0285322405397892" calcext:value-type="float">
            <text:p>0.028532240539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8.ds_combo0.idays30.odays1</text:p>
          </table:table-cell>
          <table:table-cell office:value-type="float" office:value="0.00585503969341517" calcext:value-type="float">
            <text:p>0.005855039693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8.ds_combo1.idays30.odays1</text:p>
          </table:table-cell>
          <table:table-cell office:value-type="float" office:value="0.000750035222154111" calcext:value-type="float">
            <text:p>0.000750035222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8.ds_combo2.idays60.odays1</text:p>
          </table:table-cell>
          <table:table-cell office:value-type="float" office:value="0.010701060295105" calcext:value-type="float">
            <text:p>0.010701060295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8.ds_combo3.idays60.odays1</text:p>
          </table:table-cell>
          <table:table-cell office:value-type="float" office:value="0.0273851733654738" calcext:value-type="float">
            <text:p>0.027385173365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9.ds_combo0.idays30.odays1</text:p>
          </table:table-cell>
          <table:table-cell office:value-type="float" office:value="0.00710176303982735" calcext:value-type="float">
            <text:p>0.0071017630398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1.idays30.odays1</text:p>
          </table:table-cell>
          <table:table-cell office:value-type="float" office:value="0.00154633226338774" calcext:value-type="float">
            <text:p>0.00154633226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9.ds_combo2.idays60.odays1</text:p>
          </table:table-cell>
          <table:table-cell office:value-type="float" office:value="0.010560954920948" calcext:value-type="float">
            <text:p>0.010560954920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3.idays30.odays1</text:p>
          </table:table-cell>
          <table:table-cell office:value-type="float" office:value="0.0198768358677626" calcext:value-type="float">
            <text:p>0.019876835867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0.ds_combo0.idays60.odays1</text:p>
          </table:table-cell>
          <table:table-cell office:value-type="float" office:value="0.008174974471331" calcext:value-type="float">
            <text:p>0.0081749744713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0.ds_combo1.idays30.odays1</text:p>
          </table:table-cell>
          <table:table-cell office:value-type="float" office:value="0.000510088226292" calcext:value-type="float">
            <text:p>0.0005100882262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0.ds_combo2.idays30.odays1</text:p>
          </table:table-cell>
          <table:table-cell office:value-type="float" office:value="0.0123635828495026" calcext:value-type="float">
            <text:p>0.0123635828495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0.ds_combo3.idays60.odays1</text:p>
          </table:table-cell>
          <table:table-cell office:value-type="float" office:value="0.0336709059774876" calcext:value-type="float">
            <text:p>0.0336709059774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0.idays60.odays1</text:p>
          </table:table-cell>
          <table:table-cell office:value-type="float" office:value="0.00575019419193268" calcext:value-type="float">
            <text:p>0.0057501941919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1.idays60.odays1</text:p>
          </table:table-cell>
          <table:table-cell office:value-type="float" office:value="0.00131308031268418" calcext:value-type="float">
            <text:p>0.001313080312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2.idays60.odays1</text:p>
          </table:table-cell>
          <table:table-cell office:value-type="float" office:value="0.0104864472523332" calcext:value-type="float">
            <text:p>0.010486447252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3.idays60.odays1</text:p>
          </table:table-cell>
          <table:table-cell office:value-type="float" office:value="0.0242242161184549" calcext:value-type="float">
            <text:p>0.024224216118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2.ds_combo0.idays30.odays1</text:p>
          </table:table-cell>
          <table:table-cell office:value-type="float" office:value="0.006417595781386" calcext:value-type="float">
            <text:p>0.0064175957813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2.ds_combo1.idays60.odays1</text:p>
          </table:table-cell>
          <table:table-cell office:value-type="float" office:value="0.00152460136450827" calcext:value-type="float">
            <text:p>0.001524601364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12.ds_combo2.idays30.odays1</text:p>
          </table:table-cell>
          <table:table-cell office:value-type="float" office:value="0.0108065763488412" calcext:value-type="float">
            <text:p>0.0108065763488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2.ds_combo3.idays60.odays1</text:p>
          </table:table-cell>
          <table:table-cell office:value-type="float" office:value="0.0262143891304731" calcext:value-type="float">
            <text:p>0.026214389130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0.idays30.odays1</text:p>
          </table:table-cell>
          <table:table-cell office:value-type="float" office:value="0.00610332796350122" calcext:value-type="float">
            <text:p>0.006103327963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3.ds_combo1.idays60.odays7</text:p>
          </table:table-cell>
          <table:table-cell office:value-type="float" office:value="0.0026254125405103" calcext:value-type="float">
            <text:p>0.00262541254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13.ds_combo2.idays60.odays1</text:p>
          </table:table-cell>
          <table:table-cell office:value-type="float" office:value="0.0127101261168718" calcext:value-type="float">
            <text:p>0.012710126116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3.idays30.odays1</text:p>
          </table:table-cell>
          <table:table-cell office:value-type="float" office:value="0.0295241083949804" calcext:value-type="float">
            <text:p>0.029524108394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4.ds_combo0.idays30.odays1</text:p>
          </table:table-cell>
          <table:table-cell office:value-type="float" office:value="0.00648020906373859" calcext:value-type="float">
            <text:p>0.0064802090637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1.idays30.odays1</text:p>
          </table:table-cell>
          <table:table-cell office:value-type="float" office:value="0.00128216680604965" calcext:value-type="float">
            <text:p>0.001282166806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2.idays30.odays1</text:p>
          </table:table-cell>
          <table:table-cell office:value-type="float" office:value="0.0112303886562586" calcext:value-type="float">
            <text:p>0.011230388656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4.ds_combo3.idays30.odays7</text:p>
          </table:table-cell>
          <table:table-cell office:value-type="float" office:value="0.0279048644006252" calcext:value-type="float">
            <text:p>0.0279048644006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office:value-type="string" calcext:value-type="string">
            <text:p>Mean </text:p>
          </table:table-cell>
        </table:table-row>
        <table:table-row table:style-name="ro1">
          <table:table-cell table:number-columns-repeated="3"/>
          <table:table-cell table:formula="of:=SUM([.E2:.E59])" office:value-type="float" office:value="0.686471959401389" calcext:value-type="float">
            <text:p>0.686471959401389</text:p>
          </table:table-cell>
          <table:table-cell table:formula="of:=AVERAGE([.E2:.E59])" office:value-type="float" office:value="0.011835723437955" calcext:value-type="float">
            <text:p>0.011835723437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34:36.819596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3T10:27:48.661512246</dc:date>
    <meta:editing-duration>PT1H5M21S</meta:editing-duration>
    <meta:editing-cycles>2</meta:editing-cycles>
    <meta:generator>LibreOffice/6.0.7.3$Linux_X86_64 LibreOffice_project/00m0$Build-3</meta:generator>
    <meta:document-statistic meta:table-count="1" meta:cell-count="299" meta:object-count="0"/>
  </office:meta>
</office:document-meta>
</file>